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, helvetica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" style:family="table">
      <style:table-properties style:width="6.4271in" fo:margin-left="0.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0.5368in"/>
    </style:style>
    <style:style style:name="Table4.B" style:family="table-column">
      <style:table-column-properties style:column-width="4.3069in"/>
    </style:style>
    <style:style style:name="Table4.C" style:family="table-column">
      <style:table-column-properties style:column-width="1.5833in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padding="0.075in" fo:border-left="0.05pt solid #000000" fo:border-right="none" fo:border-top="0.05pt solid #000000" fo:border-bottom="0.05pt solid #000000" style:writing-mode="lr-tb"/>
    </style:style>
    <style:style style:name="Table4.B1" style:family="table-cell">
      <style:table-cell-properties style:vertical-align="middle" fo:background-color="transparent" fo:padding="0.075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4.C1" style:family="table-cell">
      <style:table-cell-properties style:vertical-align="middle" fo:padding="0.075in" fo:border="0.0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4.B2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4.C2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4.3" style:family="table-row">
      <style:table-row-properties fo:keep-together="auto"/>
    </style:style>
    <style:style style:name="Table4.A3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4.B3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4.C3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1" style:family="table">
      <style:table-properties style:width="6.4271in" fo:margin-left="0.25in" table:align="left" style:writing-mode="lr-tb"/>
    </style:style>
    <style:style style:name="Table1.A" style:family="table-column">
      <style:table-column-properties style:column-width="5.7597in"/>
    </style:style>
    <style:style style:name="Table1.B" style:family="table-column">
      <style:table-column-properties style:column-width="0.66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75in" fo:border="none" style:writing-mode="lr-tb"/>
    </style:style>
    <style:style style:name="Table1.B1" style:family="table-cell">
      <style:table-cell-properties style:vertical-align="middle" fo:padding="0.075in" fo:border="0.05pt solid #000000" style:writing-mode="lr-tb"/>
    </style:style>
    <style:style style:name="Table1.3" style:family="table-row">
      <style:table-row-properties style:min-row-height="0.3063in" fo:keep-together="auto"/>
    </style:style>
    <style:style style:name="Table1.B3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6.4271in" fo:margin-left="0.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5368in"/>
    </style:style>
    <style:style style:name="Table2.B" style:family="table-column">
      <style:table-column-properties style:column-width="4.3069in"/>
    </style:style>
    <style:style style:name="Table2.C" style:family="table-column">
      <style:table-column-properties style:column-width="1.5833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padding="0.075in" fo:border-left="0.05pt solid #000000" fo:border-right="none" fo:border-top="0.05pt solid #000000" fo:border-bottom="0.05pt solid #000000" style:writing-mode="lr-tb"/>
    </style:style>
    <style:style style:name="Table2.B1" style:family="table-cell">
      <style:table-cell-properties style:vertical-align="middle" fo:background-color="transparent" fo:padding="0.075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2.C1" style:family="table-cell">
      <style:table-cell-properties style:vertical-align="middle" fo:padding="0.075in" fo:border="0.0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2.B2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2.C2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2.B3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2.C3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6.4271in" fo:margin-left="0.25in" table:align="left" style:writing-mode="lr-tb"/>
    </style:style>
    <style:style style:name="Table3.A" style:family="table-column">
      <style:table-column-properties style:column-width="5.7597in"/>
    </style:style>
    <style:style style:name="Table3.B" style:family="table-column">
      <style:table-column-properties style:column-width="0.667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75in" fo:border="none" style:writing-mode="lr-tb"/>
    </style:style>
    <style:style style:name="Table3.B1" style:family="table-cell">
      <style:table-cell-properties style:vertical-align="middle" fo:padding="0.075in" fo:border="0.05pt solid #000000" style:writing-mode="lr-tb"/>
    </style:style>
    <style:style style:name="Table3.2" style:family="table-row">
      <style:table-row-properties style:min-row-height="0.3875in" fo:keep-together="auto"/>
    </style:style>
    <style:style style:name="Table3.3" style:family="table-row">
      <style:table-row-properties style:min-row-height="0.2771in" fo:keep-together="auto"/>
    </style:style>
    <style:style style:name="Table3.B3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5" style:family="table">
      <style:table-properties style:width="6.6826in" table:align="right"/>
    </style:style>
    <style:style style:name="Table5.A" style:family="table-column">
      <style:table-column-properties style:column-width="0.5438in"/>
    </style:style>
    <style:style style:name="Table5.B" style:family="table-column">
      <style:table-column-properties style:column-width="6.138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667in" fo:margin-left="0.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0.5368in"/>
    </style:style>
    <style:style style:name="Table6.B" style:family="table-column">
      <style:table-column-properties style:column-width="3.7458in"/>
    </style:style>
    <style:style style:name="Table6.C" style:family="table-column">
      <style:table-column-properties style:column-width="2.384in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middle" fo:padding="0.075in" fo:border-left="0.05pt solid #000000" fo:border-right="none" fo:border-top="0.05pt solid #000000" fo:border-bottom="0.05pt solid #000000" style:writing-mode="lr-tb"/>
    </style:style>
    <style:style style:name="Table6.B1" style:family="table-cell">
      <style:table-cell-properties style:vertical-align="middle" fo:background-color="transparent" fo:padding="0.075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6.C1" style:family="table-cell">
      <style:table-cell-properties style:vertical-align="middle" fo:padding="0.075in" fo:border="0.0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6.B2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6.C2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Table6.3" style:family="table-row">
      <style:table-row-properties fo:keep-together="auto"/>
    </style:style>
    <style:style style:name="Table6.A3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6.B3" style:family="table-cell">
      <style:table-cell-properties style:vertical-align="middle" fo:padding="0.075in" fo:border-left="0.05pt solid #000000" fo:border-right="none" fo:border-top="none" fo:border-bottom="0.05pt solid #000000" style:writing-mode="lr-tb"/>
    </style:style>
    <style:style style:name="Table6.C3" style:family="table-cell">
      <style:table-cell-properties style:vertical-align="middle" fo:padding="0.075in" fo:border-left="0.05pt solid #000000" fo:border-right="0.05pt solid #000000" fo:border-top="none" fo:border-bottom="0.05pt solid #000000" style:writing-mode="lr-tb"/>
    </style:style>
    <style:style style:name="P1" style:family="paragraph" style:parent-style-name="Normal_20__28_Web_29_">
      <style:paragraph-properties fo:margin-top="0in" fo:margin-bottom="0in" style:contextual-spacing="false" fo:text-align="center" style:justify-single-word="false"/>
      <style:text-properties style:use-window-font-color="true" style:font-name="Arial" fo:font-size="12pt" fo:font-weight="bold" style:font-size-asian="12pt" style:font-weight-asian="bold" style:font-name-complex="Arial1" style:font-size-complex="12pt" style:font-weight-complex="bold"/>
    </style:style>
    <style:style style:name="P2" style:family="paragraph" style:parent-style-name="Table">
      <style:text-properties style:use-window-font-color="true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able">
      <style:paragraph-properties fo:line-height="100%"/>
      <style:text-properties style:use-window-font-color="true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able">
      <style:paragraph-properties fo:line-height="100%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5" style:family="paragraph" style:parent-style-name="Table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officeooo:rsid="001a0041" officeooo:paragraph-rsid="001a0041"/>
    </style:style>
    <style:style style:name="P8" style:family="paragraph" style:parent-style-name="Standard">
      <style:text-properties style:use-window-font-color="true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Normal_20__28_Web_29_">
      <style:paragraph-properties fo:margin-top="0.2in" fo:margin-bottom="0.1in" style:contextual-spacing="false" fo:line-height="100%" fo:text-align="start" style:justify-single-word="false">
        <style:tab-stops/>
      </style:paragraph-properties>
      <style:text-properties officeooo:paragraph-rsid="0019d220"/>
    </style:style>
    <style:style style:name="P13" style:family="paragraph" style:parent-style-name="Standard">
      <style:paragraph-properties text:number-lines="false" text:line-number="0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Table">
      <style:paragraph-properties text:number-lines="false" text:line-number="0"/>
      <style:text-properties style:use-window-font-color="true" style:font-name="Arial" fo:font-size="12pt" fo:language="lv" fo:country="LV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>
      <style:paragraph-properties fo:margin-left="0.498in" fo:margin-right="0in" fo:margin-top="0.2in" fo:margin-bottom="0.1in" style:contextual-spacing="false" fo:text-indent="0in" style:auto-text-indent="false"/>
      <style:text-properties officeooo:paragraph-rsid="00168e7d"/>
    </style:style>
    <style:style style:name="P16" style:family="paragraph" style:parent-style-name="Normal_20__28_Web_29_">
      <style:paragraph-properties fo:margin-left="0.5091in" fo:margin-right="0in" fo:margin-top="0.2in" fo:margin-bottom="0.1in" style:contextual-spacing="false" fo:line-height="100%" fo:text-indent="0in" style:auto-text-indent="false">
        <style:tab-stops/>
      </style:paragraph-properties>
      <style:text-properties style:use-window-font-color="true" style:font-name="Arial" fo:font-size="12pt" fo:font-style="normal" fo:font-weight="normal" officeooo:paragraph-rsid="0011d8b8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7" style:family="paragraph" style:parent-style-name="Table">
      <style:paragraph-properties fo:margin-left="0.6429in" fo:margin-right="0.2161in" fo:margin-top="0.0201in" fo:margin-bottom="0in" style:contextual-spacing="false" fo:line-height="100%" fo:text-indent="-0.0055in" style:auto-text-indent="false" fo:background-color="transparent" style:shadow="none" text:number-lines="false" text:line-number="0" style:vertical-align="middle">
        <style:tab-stops>
          <style:tab-stop style:position="0.4791in"/>
        </style:tab-stops>
        <style:background-image/>
      </style:paragraph-properties>
      <style:text-properties officeooo:paragraph-rsid="0017ee89"/>
    </style:style>
    <style:style style:name="P18" style:family="paragraph" style:parent-style-name="Normal_20__28_Web_29_">
      <style:paragraph-properties fo:margin-top="0in" fo:margin-bottom="0in" style:contextual-spacing="false" fo:text-align="center" style:justify-single-word="false"/>
      <style:text-properties style:use-window-font-color="true" style:font-name="Arial" fo:font-size="12pt" fo:font-weight="bold" officeooo:rsid="0011d5fb" style:font-size-asian="12pt" style:font-weight-asian="bold" style:font-name-complex="Arial1" style:font-size-complex="12pt" style:font-weight-complex="bold"/>
    </style:style>
    <style:style style:name="P19" style:family="paragraph" style:parent-style-name="Normal_20__28_Web_29_">
      <style:paragraph-properties fo:margin-top="0in" fo:margin-bottom="0in" style:contextual-spacing="false" fo:text-align="start" style:justify-single-word="false"/>
      <style:text-properties style:use-window-font-color="true" style:font-name="Arial" fo:font-size="12pt" fo:language="lv" fo:country="LV" fo:font-style="normal" fo:font-weight="normal" officeooo:rsid="0011d5fb" officeooo:paragraph-rsid="0011d5fb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0" style:family="paragraph" style:parent-style-name="Normal_20__28_Web_29_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1" style:family="paragraph" style:parent-style-name="Normal_20__28_Web_29_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Arial" fo:font-size="12pt" fo:font-weight="normal" officeooo:paragraph-rsid="00135f7c" style:font-size-asian="12pt" style:font-weight-asian="normal" style:font-size-complex="12pt" style:font-weight-complex="normal"/>
    </style:style>
    <style:style style:name="P22" style:family="paragraph" style:parent-style-name="Normal_20__28_Web_29_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Arial" fo:font-size="12pt" fo:font-weight="normal" officeooo:paragraph-rsid="0011d5fb" style:font-size-asian="12pt" style:font-weight-asian="normal" style:font-size-complex="12pt" style:font-weight-complex="normal"/>
    </style:style>
    <style:style style:name="P23" style:family="paragraph" style:parent-style-name="Normal_20__28_Web_29_">
      <style:paragraph-properties fo:margin-top="0in" fo:margin-bottom="0in" style:contextual-spacing="false" fo:line-height="100%" fo:text-align="start" style:justify-single-word="false">
        <style:tab-stops/>
      </style:paragraph-properties>
    </style:style>
    <style:style style:name="P24" style:family="paragraph" style:parent-style-name="Normal_20__28_Web_29_" style:list-style-name="L1">
      <style:paragraph-properties fo:margin-top="0.2in" fo:margin-bottom="0.1in" style:contextual-spacing="false" fo:text-align="start" style:justify-single-word="false"/>
      <style:text-properties fo:language="lv" fo:country="LV" officeooo:paragraph-rsid="0011d5fb"/>
    </style:style>
    <style:style style:name="P25" style:family="paragraph" style:parent-style-name="Normal_20__28_Web_29_" style:list-style-name="L1">
      <style:paragraph-properties fo:margin-top="0.2in" fo:margin-bottom="0.1in" style:contextual-spacing="false" fo:line-height="150%" fo:text-align="start" style:justify-single-word="false">
        <style:tab-stops/>
      </style:paragraph-properties>
      <style:text-properties style:font-name="Arial" fo:font-size="12pt" fo:font-weight="normal" officeooo:paragraph-rsid="0011d8b8" style:font-size-asian="12pt" style:font-weight-asian="normal" style:font-size-complex="12pt" style:font-weight-complex="normal"/>
    </style:style>
    <style:style style:name="P26" style:family="paragraph" style:parent-style-name="Normal_20__28_Web_29_" style:list-style-name="L1">
      <style:paragraph-properties fo:margin-top="0.2in" fo:margin-bottom="0.1in" style:contextual-spacing="false" fo:line-height="150%" fo:text-align="start" style:justify-single-word="false">
        <style:tab-stops/>
      </style:paragraph-properties>
      <style:text-properties style:font-name="Arial" fo:font-size="12pt" fo:font-style="normal" fo:font-weight="normal" officeooo:paragraph-rsid="00151b8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Normal_20__28_Web_29_" style:list-style-name="L1">
      <style:paragraph-properties fo:margin-top="0.2in" fo:margin-bottom="0.1in" style:contextual-spacing="false" fo:line-height="150%" fo:text-align="start" style:justify-single-word="false">
        <style:tab-stops/>
      </style:paragraph-properties>
      <style:text-properties style:font-name="Arial" fo:font-size="12pt" fo:font-style="normal" fo:font-weight="normal" officeooo:paragraph-rsid="001a004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Normal_20__28_Web_29_" style:list-style-name="L1">
      <style:paragraph-properties fo:margin-top="0.2in" fo:margin-bottom="0.1in" style:contextual-spacing="false" fo:line-height="100%" fo:text-align="start" style:justify-single-word="false">
        <style:tab-stops/>
      </style:paragraph-properties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Heading_20_2">
      <style:paragraph-properties fo:margin-top="0in" fo:margin-bottom="0in" style:contextual-spacing="false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0" style:family="paragraph" style:parent-style-name="Table" style:list-style-name="L1">
      <style:paragraph-properties fo:line-height="150%">
        <style:tab-stops/>
      </style:paragraph-properties>
    </style:style>
    <style:style style:name="P31" style:family="paragraph" style:parent-style-name="Table" style:list-style-name="L1">
      <style:paragraph-properties fo:line-height="100%">
        <style:tab-stops/>
      </style:paragraph-properties>
      <style:text-properties officeooo:paragraph-rsid="00168e7d"/>
    </style:style>
    <style:style style:name="P32" style:family="paragraph" style:parent-style-name="Table" style:list-style-name="L1">
      <style:paragraph-properties fo:margin-top="0in" fo:margin-bottom="0in" style:contextual-spacing="false" fo:line-height="150%">
        <style:tab-stops/>
      </style:paragraph-properties>
      <style:text-properties officeooo:paragraph-rsid="0011d8b8"/>
    </style:style>
    <style:style style:name="P33" style:family="paragraph" style:parent-style-name="Table" style:list-style-name="L1">
      <style:paragraph-properties fo:margin-top="0in" fo:margin-bottom="0in" style:contextual-spacing="false" fo:line-height="100%">
        <style:tab-stops/>
      </style:paragraph-properties>
      <style:text-properties officeooo:paragraph-rsid="00168e7d"/>
    </style:style>
    <style:style style:name="P34" style:family="paragraph" style:parent-style-name="Table" style:list-style-name="L1">
      <style:paragraph-properties fo:margin-top="0.0201in" fo:margin-bottom="0in" style:contextual-spacing="false" fo:line-height="100%">
        <style:tab-stops>
          <style:tab-stop style:position="0.4791in"/>
        </style:tab-stops>
      </style:paragraph-properties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" style:list-style-name="L1">
      <style:paragraph-properties fo:margin-top="0.0201in" fo:margin-bottom="0in" style:contextual-spacing="false" fo:line-height="100%">
        <style:tab-stops>
          <style:tab-stop style:position="0.4791in"/>
        </style:tab-stops>
      </style:paragraph-properties>
      <style:text-properties fo:language="lv" fo:country="LV" officeooo:paragraph-rsid="0017ee89"/>
    </style:style>
    <style:style style:name="P36" style:family="paragraph" style:parent-style-name="Table" style:list-style-name="L1">
      <style:paragraph-properties fo:margin-top="0.0201in" fo:margin-bottom="0in" style:contextual-spacing="false" fo:line-height="100%">
        <style:tab-stops>
          <style:tab-stop style:position="0.4791in"/>
        </style:tab-stops>
      </style:paragraph-properties>
      <style:text-properties officeooo:paragraph-rsid="0017ee89"/>
    </style:style>
    <style:style style:name="P37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line-height="150%">
        <style:tab-stops>
          <style:tab-stop style:position="0.4791in"/>
        </style:tab-stops>
      </style:paragraph-properties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40" style:family="paragraph" style:parent-style-name="Standard">
      <style:text-properties style:use-window-font-color="true" style:font-name="Arial" fo:font-size="12pt" fo:font-style="normal" fo:font-weight="normal" officeooo:paragraph-rsid="0013e1f2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41" style:family="paragraph" style:parent-style-name="Standard">
      <style:text-properties style:use-window-font-color="true" style:font-name="Arial" fo:font-size="12pt" fo:font-style="normal" fo:font-weight="normal" officeooo:paragraph-rsid="00151b86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42" style:family="paragraph" style:parent-style-name="Standard" style:list-style-name="L1">
      <style:paragraph-properties fo:margin-top="0.2in" fo:margin-bottom="0.1in" style:contextual-spacing="false" fo:line-height="100%" fo:text-align="start" style:justify-single-word="false">
        <style:tab-stops/>
      </style:paragraph-properties>
      <style:text-properties style:use-window-font-color="true" style:font-name="Arial" fo:font-size="12pt" fo:font-style="normal" fo:font-weight="normal" officeooo:paragraph-rsid="0011d5fb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margin-top="0.2in" fo:margin-bottom="0.1in" style:contextual-spacing="false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44" style:family="paragraph" style:parent-style-name="Standard" style:list-style-name="L1">
      <style:paragraph-properties fo:margin-top="0.2in" fo:margin-bottom="0.1in" style:contextual-spacing="false"/>
      <style:text-properties style:font-name="Arial" fo:font-size="12pt" fo:language="lv" fo:country="LV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">
      <style:paragraph-properties fo:margin-top="0.2in" fo:margin-bottom="0.1in" style:contextual-spacing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">
      <style:paragraph-properties fo:margin-top="0.2in" fo:margin-bottom="0.1in" style:contextual-spacing="false"/>
      <style:text-properties style:font-name="Arial"/>
    </style:style>
    <style:style style:name="P47" style:family="paragraph" style:parent-style-name="Standard" style:list-style-name="L1">
      <style:paragraph-properties fo:margin-top="0.2in" fo:margin-bottom="0.1in" style:contextual-spacing="false"/>
      <style:text-properties officeooo:paragraph-rsid="00151b86"/>
    </style:style>
    <style:style style:name="P48" style:family="paragraph" style:parent-style-name="Standard" style:list-style-name="L1">
      <style:paragraph-properties fo:margin-top="0.2in" fo:margin-bottom="0.1in" style:contextual-spacing="false" fo:line-height="100%" fo:text-align="start" style:justify-single-word="false">
        <style:tab-stops/>
      </style:paragraph-properties>
      <style:text-properties officeooo:paragraph-rsid="0019d220"/>
    </style:style>
    <style:style style:name="P49" style:family="paragraph" style:parent-style-name="Standard">
      <style:paragraph-properties fo:margin-top="0in" fo:margin-bottom="0in" style:contextual-spacing="false"/>
      <style:text-properties style:font-name="Arial"/>
    </style:style>
    <style:style style:name="P50" style:family="paragraph" style:parent-style-name="Standard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in" fo:margin-bottom="0in" style:contextual-spacing="false" fo:line-height="100%" fo:text-align="start" style:justify-single-word="false">
        <style:tab-stops/>
      </style:paragraph-properties>
    </style:style>
    <style:style style:name="T1" style:family="text">
      <style:text-properties style:use-window-font-color="true" style:font-name="Arial" fo:font-style="normal" style:font-style-asian="normal" style:font-name-complex="Arial" style:font-style-complex="normal"/>
    </style:style>
    <style:style style:name="T2" style:family="text">
      <style:text-properties style:use-window-font-color="true" style:font-name="Arial" fo:font-size="12pt" fo:font-style="normal" style:font-size-asian="12pt" style:font-style-asian="normal" style:font-name-complex="Arial1" style:font-size-complex="12pt" style:font-style-complex="normal"/>
    </style:style>
    <style:style style:name="T3" style:family="text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style:use-window-font-color="true" style:font-name="Arial" fo:font-size="12pt" fo:font-style="normal" fo:font-weight="normal" officeooo:rsid="0011d5fb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style:use-window-font-color="true" style:font-name="Arial" fo:font-size="12pt" fo:font-style="normal" fo:font-weight="normal" officeooo:rsid="0011d8b8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style:use-window-font-color="true" style:font-name="Arial" fo:font-size="12pt" fo:font-style="normal" fo:font-weight="normal" officeooo:rsid="00168e7d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style:use-window-font-color="true" style:font-name="Arial" fo:font-size="12pt" fo:font-style="normal" fo:font-weight="normal" officeooo:rsid="0019d22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style:use-window-font-color="true" style:font-name="Arial" fo:font-size="12pt" fo:language="lv" fo:country="LV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style:use-window-font-color="true" style:font-name="Arial" fo:font-size="12pt" fo:language="lv" fo:country="LV" fo:font-style="normal" fo:font-weight="normal" officeooo:rsid="0011d8b8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style:use-window-font-color="true" style:font-name="Arial" fo:font-size="12pt" fo:language="lv" fo:country="LV" fo:font-style="normal" fo:font-weight="normal" officeooo:rsid="0007224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1" style:family="text">
      <style:text-properties style:use-window-font-color="true" style:font-name="Arial" fo:font-size="12pt" fo:language="lv" fo:country="LV" fo:font-style="normal" fo:font-weight="normal" officeooo:rsid="00168e7d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style:use-window-font-color="true" style:font-name="Arial" fo:font-size="12pt" fo:language="lv" fo:country="LV" fo:font-style="normal" fo:font-weight="normal" officeooo:rsid="0019d22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style:use-window-font-color="true" style:font-name="Arial" fo:font-size="12pt" fo:language="lv" fo:country="LV" fo:font-style="normal" fo:font-weight="normal" officeooo:rsid="001a004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style:use-window-font-color="true" style:font-name="Arial" fo:font-size="12pt" fo:language="lv" fo:country="LV" fo:font-style="normal" fo:font-weight="normal" officeooo:rsid="001e8cb9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style:use-window-font-color="true" style:font-name="Arial" fo:font-size="12pt" fo:language="lv" fo:country="LV" fo:font-style="normal" style:font-size-asian="12pt" style:font-style-asian="normal" style:font-name-complex="Arial1" style:font-size-complex="12pt" style:font-style-complex="normal"/>
    </style:style>
    <style:style style:name="T16" style:family="text">
      <style:text-properties style:use-window-font-color="true" style:font-name="Arial" fo:font-size="12pt" fo:language="lv" fo:country="LV" fo:font-style="normal" officeooo:rsid="0019d220" style:font-size-asian="12pt" style:font-style-asian="normal" style:font-name-complex="Arial1" style:font-size-complex="12pt" style:font-style-complex="normal"/>
    </style:style>
    <style:style style:name="T17" style:family="text">
      <style:text-properties style:use-window-font-color="true" style:font-name="Arial" fo:font-size="12pt" fo:language="lv" fo:country="LV" fo:font-style="normal" officeooo:rsid="001e8cb9" style:font-size-asian="12pt" style:font-style-asian="normal" style:font-name-complex="Arial1" style:font-size-complex="12pt" style:font-style-complex="normal"/>
    </style:style>
    <style:style style:name="T18" style:family="text">
      <style:text-properties style:use-window-font-color="true" style:font-name="Arial" fo:font-size="12pt" fo:language="lv" fo:country="LV" style:font-size-asian="12pt" style:font-name-complex="Arial1" style:font-size-complex="12pt"/>
    </style:style>
    <style:style style:name="T19" style:family="text">
      <style:text-properties style:use-window-font-color="true" style:font-name="Arial" fo:language="lv" fo:country="LV" fo:font-style="italic" style:font-style-asian="italic" style:font-style-complex="italic"/>
    </style:style>
    <style:style style:name="T20" style:family="text">
      <style:text-properties style:use-window-font-color="true" fo:font-style="normal" style:font-style-asian="normal" style:font-name-complex="Arial1" style:font-style-complex="normal"/>
    </style:style>
    <style:style style:name="T21" style:family="text">
      <style:text-properties style:use-window-font-color="true" fo:font-style="normal" style:font-style-asian="normal" style:font-style-complex="normal"/>
    </style:style>
    <style:style style:name="T22" style:family="text">
      <style:text-properties style:use-window-font-color="true" fo:font-style="normal" officeooo:rsid="001e8cb9" style:font-style-asian="normal" style:font-style-complex="normal"/>
    </style:style>
    <style:style style:name="T23" style:family="text">
      <style:text-properties style:use-window-font-color="true" fo:font-style="normal" officeooo:rsid="0017ee89" style:font-style-asian="normal" style:font-name-complex="Arial" style:font-style-complex="normal"/>
    </style:style>
    <style:style style:name="T24" style:family="text"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use-window-font-color="true" fo:font-size="12pt" fo:font-style="normal" fo:font-weight="normal" officeooo:rsid="001e8cb9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use-window-font-color="true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7" style:family="text">
      <style:text-properties style:use-window-font-color="true" fo:font-size="12pt" fo:font-style="normal" fo:font-weight="normal" officeooo:rsid="001e8cb9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8" style:family="text">
      <style:text-properties style:use-window-font-color="tru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use-window-font-color="true" style:font-name="Bitstream Vera Sans Mono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0" style:family="text">
      <style:text-properties style:use-window-font-color="true" fo:language="lv" fo:country="LV" fo:font-style="normal" style:font-style-asian="normal" style:font-name-complex="Arial1" style:font-style-complex="normal"/>
    </style:style>
    <style:style style:name="T31" style:family="text">
      <style:text-properties style:use-window-font-color="true" fo:language="lv" fo:country="LV" fo:font-style="normal" officeooo:rsid="0011d5fb" style:font-style-asian="normal" style:font-name-complex="Arial1" style:font-style-complex="normal"/>
    </style:style>
    <style:style style:name="T32" style:family="text">
      <style:text-properties style:use-window-font-color="true" fo:language="lv" fo:country="LV" fo:font-style="normal" officeooo:rsid="001d21b3" style:font-style-asian="normal" style:font-name-complex="Arial1" style:font-style-complex="normal"/>
    </style:style>
    <style:style style:name="T33" style:family="text">
      <style:text-properties style:use-window-font-color="true" fo:language="lv" fo:country="LV" fo:font-style="normal" officeooo:rsid="001e8cb9" style:font-style-asian="normal" style:font-name-complex="Arial1" style:font-style-complex="normal"/>
    </style:style>
    <style:style style:name="T34" style:family="text">
      <style:text-properties style:use-window-font-color="true" fo:language="lv" fo:country="LV" fo:font-style="normal" style:font-style-asian="normal" style:font-name-complex="Arial" style:font-style-complex="normal"/>
    </style:style>
    <style:style style:name="T35" style:family="text">
      <style:text-properties style:use-window-font-color="true" fo:language="lv" fo:country="LV" fo:font-style="normal" officeooo:rsid="0006b0d7" style:font-style-asian="normal" style:font-name-complex="Arial" style:font-style-complex="normal"/>
    </style:style>
    <style:style style:name="T36" style:family="text">
      <style:text-properties style:use-window-font-color="true" fo:language="lv" fo:country="LV" fo:font-style="normal" officeooo:rsid="000cbfc8" style:font-style-asian="normal" style:font-name-complex="Arial" style:font-style-complex="normal"/>
    </style:style>
    <style:style style:name="T37" style:family="text">
      <style:text-properties style:use-window-font-color="true" fo:language="lv" fo:country="LV" fo:font-style="normal" officeooo:rsid="0017ee89" style:font-style-asian="normal" style:font-name-complex="Arial" style:font-style-complex="normal"/>
    </style:style>
    <style:style style:name="T38" style:family="text">
      <style:text-properties style:use-window-font-color="true" fo:language="lv" fo:country="LV" fo:font-style="italic" style:font-style-asian="italic" style:font-name-complex="Arial1" style:font-style-complex="italic"/>
    </style:style>
    <style:style style:name="T39" style:family="text">
      <style:text-properties style:use-window-font-color="true" fo:language="lv" fo:country="LV" style:font-name-complex="Arial1"/>
    </style:style>
    <style:style style:name="T40" style:family="text">
      <style:text-properties style:use-window-font-color="true" fo:language="lv" fo:country="LV" officeooo:rsid="00151b86" style:font-name-complex="Arial1"/>
    </style:style>
    <style:style style:name="T41" style:family="text">
      <style:text-properties style:use-window-font-color="true" fo:language="lv" fo:country="LV" officeooo:rsid="0011d5fb" style:font-name-complex="Arial1"/>
    </style:style>
    <style:style style:name="T42" style:family="text">
      <style:text-properties style:font-name="Arial"/>
    </style:style>
    <style:style style:name="T43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168e7d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17ee89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style:font-name="Arial" fo:language="lv" fo:country="LV"/>
    </style:style>
    <style:style style:name="T48" style:family="text">
      <style:text-properties style:font-name="Arial" fo:language="lv" fo:country="LV" officeooo:rsid="00151b86"/>
    </style:style>
    <style:style style:name="T49" style:family="text">
      <style:text-properties style:font-name="Arial" fo:language="lv" fo:country="LV" officeooo:rsid="0017ee89"/>
    </style:style>
    <style:style style:name="T50" style:family="text">
      <style:text-properties style:font-name="Arial" fo:language="lv" fo:country="LV" officeooo:rsid="0019d220"/>
    </style:style>
    <style:style style:name="T51" style:family="text">
      <style:text-properties style:font-name="Arial" officeooo:rsid="0017ee89"/>
    </style:style>
    <style:style style:name="T52" style:family="text">
      <style:text-properties officeooo:rsid="0011d5fb"/>
    </style:style>
    <style:style style:name="T53" style:family="text">
      <style:text-properties fo:language="lv" fo:country="LV"/>
    </style:style>
    <style:style style:name="T54" style:family="text">
      <style:text-properties fo:language="lv" fo:country="LV" officeooo:rsid="0011d5fb"/>
    </style:style>
    <style:style style:name="T55" style:family="text">
      <style:text-properties fo:language="lv" fo:country="LV" officeooo:rsid="0011d8b8"/>
    </style:style>
    <style:style style:name="T56" style:family="text">
      <style:text-properties fo:language="lv" fo:country="LV" officeooo:rsid="00072241"/>
    </style:style>
    <style:style style:name="T57" style:family="text">
      <style:text-properties fo:language="lv" fo:country="LV" officeooo:rsid="00135f7c"/>
    </style:style>
    <style:style style:name="T58" style:family="text">
      <style:text-properties fo:language="lv" fo:country="LV" officeooo:rsid="0013e1f2"/>
    </style:style>
    <style:style style:name="T59" style:family="text">
      <style:text-properties fo:language="lv" fo:country="LV" officeooo:rsid="001513eb"/>
    </style:style>
    <style:style style:name="T60" style:family="text">
      <style:text-properties fo:language="lv" fo:country="LV" officeooo:rsid="00151b86"/>
    </style:style>
    <style:style style:name="T61" style:family="text">
      <style:text-properties fo:language="lv" fo:country="LV" officeooo:rsid="00168e7d"/>
    </style:style>
    <style:style style:name="T62" style:family="text">
      <style:text-properties fo:language="lv" fo:country="LV" officeooo:rsid="0019d220"/>
    </style:style>
    <style:style style:name="T63" style:family="text">
      <style:text-properties fo:language="lv" fo:country="LV" officeooo:rsid="001a0041"/>
    </style:style>
    <style:style style:name="T64" style:family="text">
      <style:text-properties fo:language="lv" fo:country="LV" officeooo:rsid="001e8cb9"/>
    </style:style>
    <style:style style:name="T65" style:family="text">
      <style:text-properties officeooo:rsid="0011d8b8"/>
    </style:style>
    <style:style style:name="T66" style:family="text">
      <style:text-properties officeooo:rsid="0013e1f2"/>
    </style:style>
    <style:style style:name="T67" style:family="text">
      <style:text-properties officeooo:rsid="001513eb"/>
    </style:style>
    <style:style style:name="T68" style:family="text">
      <style:text-properties officeooo:rsid="001a0041"/>
    </style:style>
    <style:style style:name="T69" style:family="text">
      <style:text-properties officeooo:rsid="001d21b3"/>
    </style:style>
    <style:style style:name="T70" style:family="text">
      <style:text-properties officeooo:rsid="001e8c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text_form" form:apply-filter="true" form:method="post" form:control-implementation="ooo:com.sun.star.form.component.Form" office:target-frame="" xlink:href="file:///../" xlink:type="simple">
          <form:properties>
            <form:property form:property-name="PropertyChangeNotificationEnabled" office:value-type="boolean" office:boolean-value="true"/>
          </form:properties>
        </form:form>
        <form:form form:name="text_form" form:apply-filter="true" form:method="post" form:control-implementation="ooo:com.sun.star.form.component.Form" office:target-frame="" xlink:href="file:///..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.<text:span text:style-name="T52">Tests</text:span></text:p>
      <text:p text:style-name="P18"/>
      <text:list xml:id="list728493439860259599" text:style-name="L1">
        <text:list-item>
          <text:p text:style-name="P24"><text:span text:style-name="T4">Pavedieni vienlaicīgi izmanto</text:span><text:span text:style-name="T3">:</text:span><text:bookmark text:name="result_box"/></text:p>
        </text:list-item>
      </text:list>
      <text:p text:style-name="P19"><text:tab/><text:span text:style-name="T69">a. </text:span>tikai atmiņu</text:p>
      <text:p text:style-name="P19"><text:span text:style-name="T69"><text:tab/>b. </text:span>tikai atvērtos failus</text:p>
      <text:p text:style-name="P19"><text:span text:style-name="T69"><text:tab/>c. </text:span>neko</text:p>
      <text:p text:style-name="P19"><text:span text:style-name="T69"><text:tab/>d. </text:span>gan atmiņu, gan atvērtos failus</text:p>
      <text:list xml:id="list103502770608100" text:continue-numbering="true" text:style-name="L1">
        <text:list-item>
          <text:p text:style-name="P42"><text:bookmark text:name="result_box1"/><text:span text:style-name="T53">Lai </text:span><text:span text:style-name="T54">izveidotu klases </text:span><text:span text:style-name="T53">kodu, kas <text:s/></text:span><text:span text:style-name="T54">noteiks </text:span><text:span text:style-name="T53">pavedien</text:span><text:span text:style-name="T54">a uzvedību</text:span><text:span text:style-name="T53">, tai ir</text:span>: </text:p>
        </text:list-item>
      </text:list>
      <text:p text:style-name="P21"><text:span text:style-name="Emphasis"><text:span text:style-name="T32"><text:tab/>a. </text:span></text:span><text:span text:style-name="Emphasis"><text:span text:style-name="T31">jāimplementē</text:span></text:span><text:span text:style-name="Emphasis"><text:span text:style-name="T30"> </text:span></text:span><text:span text:style-name="Emphasis"><text:span text:style-name="Source_20_Text"><text:span text:style-name="T19">Runnable</text:span></text:span></text:span><text:span text:style-name="Emphasis"><text:span text:style-name="T30"> </text:span></text:span><text:span text:style-name="Emphasis"><text:span text:style-name="T31">interfeiss</text:span></text:span></text:p>
      <text:p text:style-name="P20"><text:span text:style-name="Emphasis"><text:span text:style-name="T32"><text:tab/>b. </text:span></text:span><text:span text:style-name="Emphasis"><text:span text:style-name="T31">jāpaplašina</text:span></text:span><text:span text:style-name="Emphasis"><text:span text:style-name="T30"> </text:span></text:span><text:span text:style-name="Emphasis"><text:span text:style-name="T38">Thread</text:span></text:span><text:span text:style-name="Emphasis"><text:span text:style-name="T30"> </text:span></text:span><text:span text:style-name="Emphasis"><text:span text:style-name="T31">klase</text:span></text:span></text:p>
      <text:p text:style-name="P22"><text:span text:style-name="Emphasis"><text:span text:style-name="T32"><text:tab/>c. </text:span></text:span><text:span text:style-name="Emphasis"><text:span text:style-name="T31">gan a., gan b. vienlaicīgi</text:span></text:span></text:p>
      <text:p text:style-name="P22"><text:span text:style-name="Emphasis"><text:span text:style-name="T32"><text:tab/>d. </text:span></text:span><text:span text:style-name="Emphasis"><text:span text:style-name="T31">vai nu a. vai b.</text:span></text:span></text:p>
      <text:list xml:id="list103502795127921" text:continue-numbering="true" text:style-name="L1">
        <text:list-item>
          <text:p text:style-name="P25"><text:span text:style-name="Emphasis"><text:span text:style-name="T35">Salīdzini</text:span></text:span><text:span text:style-name="Emphasis"><text:span text:style-name="T34"> aprakstus sarakst</text:span></text:span><text:span text:style-name="Emphasis"><text:span text:style-name="T35">ā</text:span></text:span><text:span text:style-name="Emphasis"><text:span text:style-name="T34"> pa kreisi, </text:span></text:span><text:span text:style-name="Emphasis"><text:span text:style-name="T35">tu</text:span></text:span><text:span text:style-name="Emphasis"><text:span text:style-name="T36">kša</text:span></text:span><text:span text:style-name="Emphasis"><text:span text:style-name="T35">jā kolonā norādot</text:span></text:span><text:span text:style-name="Emphasis"><text:span text:style-name="T34"> pareizo koncepciju no saraksta labajā pusē.</text:span>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h text:style-name="P2" text:outline-level="1"/>
          </table:table-cell>
          <table:table-cell table:style-name="Table4.B1" office:value-type="string">
            <text:h text:style-name="P14" text:outline-level="1">S<text:span text:style-name="T65">āk jaunu pavedienu </text:span></text:h>
          </table:table-cell>
          <table:table-cell table:style-name="Table4.C1" office:value-type="string">
            <text:h text:style-name="P2" text:outline-level="1">A. sleep</text:h>
          </table:table-cell>
        </table:table-row>
        <table:table-row table:style-name="Table4.2">
          <table:table-cell table:style-name="Table4.A2" office:value-type="string">
            <text:h text:style-name="P2" text:outline-level="1"/>
          </table:table-cell>
          <table:table-cell table:style-name="Table4.B2" office:value-type="string">
            <text:p text:style-name="P11"><text:span text:style-name="T55">Aptur</text:span><text:span text:style-name="T53"> pašreizēj</text:span><text:span text:style-name="T55">ā</text:span><text:span text:style-name="T53"> pavedien</text:span><text:span text:style-name="T55">a</text:span><text:span text:style-name="T53"> izpildi uz noteiktu laiku.</text:span> </text:p>
          </table:table-cell>
          <table:table-cell table:style-name="Table4.C2" office:value-type="string">
            <text:h text:style-name="P2" text:outline-level="1">B. join</text:h>
          </table:table-cell>
        </table:table-row>
        <table:table-row table:style-name="Table4.3">
          <table:table-cell table:style-name="Table4.A3" office:value-type="string">
            <text:h text:style-name="P2" text:outline-level="1"/>
          </table:table-cell>
          <table:table-cell table:style-name="Table4.B3" office:value-type="string">
            <text:p text:style-name="P8"><text:span text:style-name="T55">Atļ</text:span><text:span text:style-name="T53">auj vien</text:span><text:span text:style-name="T55">am</text:span><text:span text:style-name="T53"> pavedien</text:span><text:span text:style-name="T55">am</text:span><text:span text:style-name="T53"> gaidīt otr</text:span><text:span text:style-name="T55">a pavediena izpildi </text:span></text:p>
          </table:table-cell>
          <table:table-cell table:style-name="Table4.C3" office:value-type="string">
            <text:h text:style-name="P2" text:outline-level="1">C. start</text:h>
          </table:table-cell>
        </table:table-row>
      </table:table>
      <text:p text:style-name="P16"><text:span text:style-name="T53">Kurš no šiem apgalvojumiem ir patiess/</text:span><text:span text:style-name="T56">nepatiess</text:span><text:span text:style-name="T53">:</text:span> <text:tab/><text:tab/><text:tab/><text:tab/> <text:s text:c="6"/>T/F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103502496271765" text:continue-numbering="true" text:style-name="L1">
              <text:list-item>
                <text:h text:style-name="P32" text:outline-level="1"><text:span text:style-name="Emphasis"><text:span text:style-name="T5">Konstruktorus var sinhronizēt</text:span></text:span></text:h>
              </text:list-item>
            </text:list>
          </table:table-cell>
          <table:table-cell table:style-name="Table1.B1" office:value-type="string">
            <text:h text:style-name="P3" text:outline-level="1"/>
          </table:table-cell>
        </table:table-row>
        <table:table-row table:style-name="Table1.1">
          <table:table-cell table:style-name="Table1.A1" office:value-type="string">
            <text:list xml:id="list103501939066329" text:continue-numbering="true" text:style-name="L1">
              <text:list-item>
                <text:h text:style-name="P30" text:outline-level="1"><text:span text:style-name="Emphasis"><text:span text:style-name="T29">join</text:span></text:span><text:span text:style-name="Emphasis"><text:span text:style-name="T3"> </text:span></text:span><text:span text:style-name="Emphasis"><text:span text:style-name="T5">un</text:span></text:span><text:span text:style-name="Emphasis"><text:span text:style-name="T3"> </text:span></text:span><text:span text:style-name="Emphasis"><text:span text:style-name="T29">sleep</text:span></text:span><text:span text:style-name="Emphasis"><text:span text:style-name="T3"> </text:span></text:span><text:bookmark text:name="result_box4"/><text:span text:style-name="Emphasis"><text:span text:style-name="T8">gaidīs tieši tik ilgi, cik jūs norād</text:span></text:span><text:span text:style-name="Emphasis"><text:span text:style-name="T9">īsie</text:span></text:span><text:span text:style-name="Emphasis"><text:span text:style-name="T8">t</text:span></text:span><text:span text:style-name="Emphasis"><text:span text:style-name="T3"> </text:span></text:span></text:h>
              </text:list-item>
            </text:list>
          </table:table-cell>
          <table:table-cell table:style-name="Table1.B1" office:value-type="string">
            <text:h text:style-name="P4" text:outline-level="1"/>
          </table:table-cell>
        </table:table-row>
        <table:table-row table:style-name="Table1.3">
          <table:table-cell table:style-name="Table1.A1" office:value-type="string">
            <text:list xml:id="list103502806330511" text:continue-numbering="true" text:style-name="L1">
              <text:list-item>
                <text:p text:style-name="P38"><text:span text:style-name="T57">S</text:span><text:span text:style-name="T53">arežģītāk</text:span><text:span text:style-name="T57">ā</text:span><text:span text:style-name="T53"> sinhronizācija</text:span><text:span text:style-name="T57">s</text:span><text:span text:style-name="T53"> idioma </text:span><text:span text:style-name="T57">operatoru </text:span><text:span text:style-name="T53">sinhroniz</text:span><text:span text:style-name="T57">ācija</text:span></text:p>
              </text:list-item>
            </text:list>
          </table:table-cell>
          <table:table-cell table:style-name="Table1.B3" office:value-type="string">
            <text:h text:style-name="P4" text:outline-level="1"/>
          </table:table-cell>
        </table:table-row>
      </table:table>
      <text:list xml:id="list103501355996391" text:continue-numbering="true" text:style-name="L1">
        <text:list-item>
          <text:p text:style-name="P44"><text:span text:style-name="T66">Strupceļš ir tad, kad</text:span>:</text:p>
        </text:list-item>
      </text:list>
      <text:p text:style-name="P39"><text:span text:style-name="T64"><text:tab/>a. </text:span><text:span text:style-name="T53">pavediens nevar piekļūt atmiņa</text:span><text:span text:style-name="T58">i </text:span></text:p>
      <text:p text:style-name="P40"><text:bookmark text:name="result_box8"/><text:span text:style-name="T64"><text:tab/>b. </text:span><text:span text:style-name="T53">divi vai vairāki pavedieni gaida </text:span><text:span text:style-name="T58">viens uz </text:span><text:span text:style-name="T53">otru</text:span> </text:p>
      <text:p text:style-name="P39"><text:bookmark text:name="result_box9"/><text:span text:style-name="T64"><text:tab/>c. </text:span><text:span text:style-name="T53">divi vai vairāki pavedieni gaida </text:span><text:span text:style-name="T58">uz </text:span><text:span text:style-name="T53">vienu un to pašu </text:span><text:span text:style-name="T58">resursu</text:span></text:p>
      <text:p text:style-name="P39"><text:bookmark text:name="result_box10"/><text:span text:style-name="T64"><text:tab/>d. </text:span><text:span text:style-name="T53">pavedieni darbo</text:span><text:span text:style-name="T58">jas</text:span><text:span text:style-name="T53"> vienlaicīgi</text:span> </text:p>
      <text:list xml:id="list103501692735064" text:continue-numbering="true" text:style-name="L1">
        <text:list-item>
          <text:p text:style-name="P43"><text:bookmark text:name="result_box11"/><text:span text:style-name="T53">Situācij</text:span><text:span text:style-name="T58">u</text:span><text:span text:style-name="T53">, kad pavediens nespēj regulār</text:span><text:span text:style-name="T59">i</text:span><text:span text:style-name="T53"> piekļ</text:span><text:span text:style-name="T59">ūt</text:span><text:span text:style-name="T53"> kopīg</text:span><text:span text:style-name="T59">iem</text:span><text:span text:style-name="T53"> resurs</text:span><text:span text:style-name="T59">iem</text:span><text:span text:style-name="T53"> un nespēj panākt progresu sauc</text:span> <text:span text:style-name="T67">par</text:span>: </text:p>
        </text:list-item>
      </text:list>
      <text:h text:style-name="P29" text:outline-level="2"><text:tab/><text:span text:style-name="T70">a. </text:span>starvation</text:h>
      <text:p text:style-name="P39"><text:tab/><text:span text:style-name="T70">b. </text:span>reserving</text:p>
      <text:p text:style-name="P39"><text:tab/><text:span text:style-name="T70">c. </text:span>sharing</text:p>
      <text:p text:style-name="P39"><text:tab/><text:span text:style-name="T70">d. </text:span>livelock</text:p>
      <text:list xml:id="list103501620133047" text:continue-numbering="true" text:style-name="L1">
        <text:list-item>
          <text:p text:style-name="P45"><text:bookmark text:name="result_box12"/><text:soft-page-break/><text:span text:style-name="T39">Ja objekt</text:span><text:span text:style-name="T40">a</text:span><text:span text:style-name="T39"> </text:span><text:span text:style-name="T40">stāvokli</text:span><text:span text:style-name="T39"> nevar mainīt pēc </text:span><text:span text:style-name="T40">tam,</text:span><text:span text:style-name="T39"> kad </text:span><text:span text:style-name="T40">tas </text:span><text:span text:style-name="T39">ir </text:span><text:span text:style-name="T40">izveidots, tas</text:span><text:span text:style-name="T39"> tiek uzskatīt</text:span><text:span text:style-name="T40">s kā</text:span><text:span text:style-name="T39">:</text:span></text:p>
        </text:list-item>
      </text:list>
      <text:p text:style-name="P39"><text:tab/><text:span text:style-name="T70">a. </text:span>starved</text:p>
      <text:p text:style-name="P39"><text:tab/><text:span text:style-name="T70">b. </text:span>immutable</text:p>
      <text:p text:style-name="P11"><text:tab/><text:span text:style-name="T70">c. </text:span>synchronized</text:p>
      <text:list xml:id="list103501669764148" text:continue-numbering="true" text:style-name="L1">
        <text:list-item>
          <text:p text:style-name="P47"><text:span text:style-name="T43"><text:s/></text:span><text:bookmark text:name="result_box13"/><text:span text:style-name="T47">Kura metode </text:span><text:span text:style-name="T48">apstādina</text:span><text:span text:style-name="T47"> pavedien</text:span><text:span text:style-name="T48">u</text:span><text:span text:style-name="T47">?</text:span><text:span text:style-name="T42"> </text:span></text:p>
        </text:list-item>
      </text:list>
      <text:p text:style-name="P41"><text:tab/><text:span text:style-name="T70">a. </text:span>block</text:p>
      <text:p text:style-name="P39"><text:tab/><text:span text:style-name="T70">b. </text:span>lock</text:p>
      <text:p text:style-name="P39"><text:tab/><text:span text:style-name="T70">c. </text:span>unlock</text:p>
      <text:p text:style-name="P39"><text:tab/><text:span text:style-name="T70">d. </text:span>wait</text:p>
      <text:list xml:id="list103502652827945" text:continue-numbering="true" text:style-name="L1">
        <text:list-item>
          <text:p text:style-name="P26"><text:span text:style-name="Emphasis"><text:span text:style-name="T35">Salīdzini</text:span></text:span><text:span text:style-name="Emphasis"><text:span text:style-name="T34"> aprakstus sarakst</text:span></text:span><text:span text:style-name="Emphasis"><text:span text:style-name="T35">ā</text:span></text:span><text:span text:style-name="Emphasis"><text:span text:style-name="T34"> pa kreisi, </text:span></text:span><text:span text:style-name="Emphasis"><text:span text:style-name="T35">tu</text:span></text:span><text:span text:style-name="Emphasis"><text:span text:style-name="T36">kša</text:span></text:span><text:span text:style-name="Emphasis"><text:span text:style-name="T35">jā kolonā norādot</text:span></text:span><text:span text:style-name="Emphasis"><text:span text:style-name="T34"> pareizo koncepciju no saraksta labajā pusē.</text:span>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2" text:outline-level="1"/>
          </table:table-cell>
          <table:table-cell table:style-name="Table2.B1" office:value-type="string">
            <text:p text:style-name="P13"><text:bookmark text:name="result_box14"/><text:span text:style-name="T53">Protokols, kas nosūta neatkarīg</text:span><text:span text:style-name="T62">u</text:span><text:span text:style-name="T53"> datu </text:span><text:span text:style-name="T60">porcijas</text:span><text:span text:style-name="T53">, k</text:span><text:span text:style-name="T60">uras</text:span><text:span text:style-name="T53"> sauc datagrammām, no viena datora uz otru, bez garantijām</text:span></text:p>
          </table:table-cell>
          <table:table-cell table:style-name="Table2.C1" office:value-type="string">
            <text:h text:style-name="P2" text:outline-level="1"><text:span text:style-name="T70">a.</text:span> TCP</text:h>
          </table:table-cell>
        </table:table-row>
        <table:table-row table:style-name="Table2.2">
          <table:table-cell table:style-name="Table2.A2" office:value-type="string">
            <text:h text:style-name="P2" text:outline-level="1"/>
          </table:table-cell>
          <table:table-cell table:style-name="Table2.B2" office:value-type="string">
            <text:p text:style-name="P9"><text:span text:style-name="T60">Tieša s</text:span><text:span text:style-name="T53">avienojums protokols, kas nodrošina uzticamu datu plūsmu starp diviem datoriem.</text:span> </text:p>
          </table:table-cell>
          <table:table-cell table:style-name="Table2.C2" office:value-type="string">
            <text:h text:style-name="P2" text:outline-level="1"><text:span text:style-name="T70">b.</text:span> socket</text:h>
          </table:table-cell>
        </table:table-row>
        <table:table-row table:style-name="Table2.3">
          <table:table-cell table:style-name="Table2.A3" office:value-type="string">
            <text:h text:style-name="P2" text:outline-level="1"/>
          </table:table-cell>
          <table:table-cell table:style-name="Table2.B3" office:value-type="string">
            <text:p text:style-name="P8"><text:bookmark text:name="result_box16"/><text:span text:style-name="T61">D</text:span><text:span text:style-name="T53">ivvirzienu saziņas </text:span><text:span text:style-name="T61">nodrošinājums</text:span><text:span text:style-name="T53"> starp divām programmām, kas darbojas tīklā</text:span> </text:p>
          </table:table-cell>
          <table:table-cell table:style-name="Table2.C3" office:value-type="string">
            <text:h text:style-name="P2" text:outline-level="1"><text:span text:style-name="T70">c</text:span>. UDP</text:h>
          </table:table-cell>
        </table:table-row>
      </table:table>
      <text:p text:style-name="P15"><text:s/><text:span text:style-name="T8">Kurš no šiem apgalvojumiem ir patiess/</text:span><text:span text:style-name="T10">nepatiess</text:span><text:span text:style-name="T8">:</text:span><text:span text:style-name="T3"> <text:tab/><text:tab/><text:tab/><text:tab/> <text:s text:c="6"/>T/F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xml:id="list103502033619798" text:continue-numbering="true" text:style-name="L1">
              <text:list-item>
                <text:h text:style-name="P33" text:outline-level="1"><text:span text:style-name="Emphasis"><text:span text:style-name="T3"><text:s/></text:span></text:span><text:span text:style-name="Emphasis"><text:span text:style-name="Source_20_Text"><text:span text:style-name="T28">URLConnection</text:span></text:span></text:span><text:span text:style-name="Emphasis"><text:span text:style-name="T3"> </text:span></text:span><text:bookmark text:name="result_box17"/><text:span text:style-name="Emphasis"><text:span text:style-name="T3"><text:s/></text:span></text:span><text:span text:style-name="Emphasis"><text:span text:style-name="T7">ir </text:span></text:span><text:span text:style-name="Emphasis"><text:span text:style-name="T8">objekts, </text:span></text:span><text:span text:style-name="Emphasis"><text:span text:style-name="T12">kas</text:span></text:span><text:span text:style-name="Emphasis"><text:span text:style-name="T8"> var tikt izmantots, lai uzstādī</text:span></text:span><text:span text:style-name="Emphasis"><text:span text:style-name="T11">tu</text:span></text:span><text:span text:style-name="Emphasis"><text:span text:style-name="T8"> parametrus un </text:span></text:span><text:span text:style-name="Emphasis"><text:span text:style-name="T11">prasībām atbilstošas</text:span></text:span><text:span text:style-name="Emphasis"><text:span text:style-name="T8"> īpašīb</text:span></text:span><text:span text:style-name="Emphasis"><text:span text:style-name="T11">as</text:span></text:span><text:span text:style-name="Emphasis"><text:span text:style-name="T8">, k</text:span></text:span><text:span text:style-name="Emphasis"><text:span text:style-name="T12">ur</text:span></text:span><text:span text:style-name="Emphasis"><text:span text:style-name="T8">as var būt nepieciešam</text:span></text:span><text:span text:style-name="Emphasis"><text:span text:style-name="T11">as </text:span></text:span><text:span text:style-name="Emphasis"><text:span text:style-name="T8">pēc savienojuma</text:span></text:span><text:span text:style-name="Emphasis"><text:span text:style-name="T3"> </text:span></text:span><text:span text:style-name="Emphasis"><text:span text:style-name="T11">izveidošanas</text:span></text:span><text:span text:style-name="Emphasis"><text:span text:style-name="T6"> </text:span></text:span></text:h>
              </text:list-item>
            </text:list>
          </table:table-cell>
          <table:table-cell table:style-name="Table3.B1" office:value-type="string">
            <text:h text:style-name="P3" text:outline-level="1"/>
          </table:table-cell>
        </table:table-row>
        <table:table-row table:style-name="Table3.2">
          <table:table-cell table:style-name="Table3.A1" office:value-type="string">
            <text:list xml:id="list103502979323311" text:continue-numbering="true" text:style-name="L1">
              <text:list-item>
                <text:h text:style-name="P31" text:outline-level="1"><text:span text:style-name="Emphasis"><text:span text:style-name="T3"><text:s/>URL </text:span></text:span><text:bookmark text:name="result_box18"/><text:span text:style-name="Emphasis"><text:span text:style-name="T8">ir </text:span></text:span><text:span text:style-name="Emphasis"><text:span text:style-name="T11">reference</text:span></text:span><text:span text:style-name="Emphasis"><text:span text:style-name="T8"> (adrese) uz </text:span></text:span><text:span text:style-name="Emphasis"><text:span text:style-name="T11">Interneta resursiem</text:span></text:span><text:span text:style-name="Emphasis"><text:span text:style-name="T3">.</text:span></text:span></text:h>
              </text:list-item>
            </text:list>
          </table:table-cell>
          <table:table-cell table:style-name="Table3.B1" office:value-type="string">
            <text:h text:style-name="P4" text:outline-level="1"/>
          </table:table-cell>
        </table:table-row>
        <table:table-row table:style-name="Table3.3">
          <table:table-cell table:style-name="Table3.A1" office:value-type="string">
            <text:list xml:id="list103503074730227" text:continue-numbering="true" text:style-name="L1">
              <text:list-item>
                <text:h text:style-name="P34" text:outline-level="1"><text:s/>URL <text:span text:style-name="T53">i</text:span><text:span text:style-name="T61">r saīsinājums no</text:span> <text:span text:style-name="Emphasis">United Reform Locator</text:span></text:h>
              </text:list-item>
            </text:list>
          </table:table-cell>
          <table:table-cell table:style-name="Table3.B3" office:value-type="string">
            <text:h text:style-name="P4" text:outline-level="1"/>
          </table:table-cell>
        </table:table-row>
        <table:table-row table:style-name="Table3.3">
          <table:table-cell table:style-name="Table3.A1" office:value-type="string">
            <text:list xml:id="list103502168251053" text:continue-numbering="true" text:style-name="L1">
              <text:list-item>
                <text:h text:style-name="P35" text:outline-level="1"><text:span text:style-name="T43"><text:s/></text:span><text:span text:style-name="T44">Kods, kas izveido</text:span><text:span text:style-name="T43"> </text:span><text:span text:style-name="T46">ServerSocket</text:span><text:span text:style-name="T43"> obje</text:span><text:span text:style-name="T44">ktu</text:span><text:span text:style-name="T43"> i</text:span><text:span text:style-name="T45">r</text:span><text:span text:style-name="T43"> </text:span><text:span text:style-name="T45">sekojošs</text:span><text:span text:style-name="T43">:</text:span></text:h>
              </text:list-item>
            </text:list>
            <text:h text:style-name="P17" text:outline-level="1"><text:span text:style-name="T43"><text:s/></text:span><text:bookmark text:name="pre0"/><text:span text:style-name="T46">ServerSocket name = new ServerSocket(0000);</text:span></text:h>
          </table:table-cell>
          <table:table-cell table:style-name="Table3.B3" office:value-type="string">
            <text:h text:style-name="P4" text:outline-level="1"/>
          </table:table-cell>
        </table:table-row>
        <table:table-row table:style-name="Table3.3">
          <table:table-cell table:style-name="Table3.A1" office:value-type="string">
            <text:list xml:id="list103501486862228" text:continue-numbering="true" text:style-name="L1">
              <text:list-item>
                <text:h text:style-name="P36" text:outline-level="1"><text:span text:style-name="T42"><text:s/></text:span><text:bookmark text:name="result_box19"/><text:span text:style-name="T49">Labāk ir neaizvērt</text:span><text:span text:style-name="T51"> S</text:span><text:span text:style-name="T42">ocket </text:span><text:span text:style-name="T49">savienojumu, ja tas vairāk n</text:span><text:span text:style-name="T50">av</text:span><text:span text:style-name="T49"> vajadzīgs</text:span></text:h>
              </text:list-item>
            </text:list>
          </table:table-cell>
          <table:table-cell table:style-name="Table3.B3" office:value-type="string">
            <text:h text:style-name="P4" text:outline-level="1"/>
          </table:table-cell>
        </table:table-row>
      </table:table>
      <text:list xml:id="list103502053672363" text:continue-numbering="true" text:style-name="L1">
        <text:list-item>
          <text:p text:style-name="P28"><text:span text:style-name="Emphasis"><text:span text:style-name="T1"><text:s/></text:span></text:span><text:span text:style-name="Emphasis"><text:span text:style-name="T34">Server</text:span></text:span><text:span text:style-name="Emphasis"><text:span text:style-name="T37">is</text:span></text:span><text:span text:style-name="Emphasis"><text:span text:style-name="T23"> </text:span></text:span><text:span text:style-name="Emphasis"><text:span text:style-name="T1">:</text:span></text:span></text:p>
        </text:list-item>
      </text:list>
      <text:p text:style-name="P50"><text:bookmark text:name="result_box20"/><text:span text:style-name="Emphasis"><text:span text:style-name="T33"><text:tab/>a. </text:span></text:span><text:span text:style-name="Emphasis"><text:span text:style-name="T30">izveido savienojumu</text:span></text:span><text:span text:style-name="Emphasis"><text:span text:style-name="T20"> </text:span></text:span></text:p>
      <text:p text:style-name="P51"><text:span text:style-name="Emphasis"><text:span text:style-name="T17"><text:tab/>b. </text:span></text:span><text:span text:style-name="Emphasis"><text:span text:style-name="T15">klausās </text:span></text:span><text:span text:style-name="Emphasis"><text:span text:style-name="T16">pieprasījumus</text:span></text:span><text:span text:style-name="Emphasis"><text:span text:style-name="T15"> un </text:span></text:span><text:span text:style-name="Emphasis"><text:span text:style-name="T16">apstiprina</text:span></text:span><text:span text:style-name="Emphasis"><text:span text:style-name="T15"> savienojumu</text:span></text:span><text:span text:style-name="Emphasis"><text:span text:style-name="T2"> </text:span></text:span></text:p>
      <text:p text:style-name="P23"><text:span text:style-name="Emphasis"><text:span text:style-name="T14"><text:tab/>c. </text:span></text:span><text:span text:style-name="Emphasis"><text:span text:style-name="T12">izveido pieprasījumu savienojumam</text:span></text:span></text:p>
      <text:p text:style-name="P23"><text:span text:style-name="Emphasis"><text:span text:style-name="T14"><text:tab/>d. </text:span></text:span><text:span text:style-name="Emphasis"><text:span text:style-name="T8">i</text:span></text:span><text:span text:style-name="Emphasis"><text:span text:style-name="T12">dentificē sevi</text:span></text:span></text:p>
      <text:p text:style-name="P12"><text:span text:style-name="Emphasis"><text:span text:style-name="T3"><text:s/></text:span></text:span></text:p>
      <text:list xml:id="list103501468664857" text:continue-numbering="true" text:style-name="L1">
        <text:list-item>
          <text:p text:style-name="P48"><text:soft-page-break/><text:span text:style-name="Emphasis"><text:span text:style-name="T12">Sakārto</text:span></text:span><text:span text:style-name="Emphasis"><text:span text:style-name="T8"> pamata soļ</text:span></text:span><text:span text:style-name="Emphasis"><text:span text:style-name="T12">us programmā</text:span></text:span><text:span text:style-name="Emphasis"><text:span text:style-name="T8">, kas </text:span></text:span><text:span text:style-name="Emphasis"><text:span text:style-name="T13">komunicē</text:span></text:span><text:span text:style-name="Emphasis"><text:span text:style-name="T8"> ar serveri, </text:span></text:span><text:span text:style-name="Emphasis"><text:span text:style-name="T13">izmantojot ciparu no 1-5!</text:span></text:span>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/>
          </table:table-cell>
          <table:table-cell table:style-name="Table5.B1" office:value-type="string">
            <text:p text:style-name="P10"><text:bookmark text:name="result_box23"/><text:span text:style-name="T53">Atveriet ievades plūsm</text:span><text:span text:style-name="T63">as</text:span><text:span text:style-name="T53"> un iz</text:span><text:span text:style-name="T63">vades</text:span><text:span text:style-name="T53"> plūsma</text:span><text:span text:style-name="T63">s</text:span><text:span text:style-name="T53"> </text:span>socket.</text:p>
          </table:table-cell>
        </table:table-row>
        <table:table-row>
          <table:table-cell table:style-name="Table5.A2" office:value-type="string">
            <text:p text:style-name="P6"/>
          </table:table-cell>
          <table:table-cell table:style-name="Table5.B2" office:value-type="string">
            <text:p text:style-name="P7">Aizveram plūsmas</text:p>
          </table:table-cell>
        </table:table-row>
        <table:table-row>
          <table:table-cell table:style-name="Table5.A2" office:value-type="string">
            <text:p text:style-name="P6"/>
          </table:table-cell>
          <table:table-cell table:style-name="Table5.B2" office:value-type="string">
            <text:p text:style-name="P6"><text:span text:style-name="T68">Atveram </text:span>socket.</text:p>
          </table:table-cell>
        </table:table-row>
        <table:table-row>
          <table:table-cell table:style-name="Table5.A2" office:value-type="string">
            <text:p text:style-name="P6"/>
          </table:table-cell>
          <table:table-cell table:style-name="Table5.B2" office:value-type="string">
            <text:p text:style-name="P6"><text:span text:style-name="T68">Aizveram</text:span> socket.</text:p>
          </table:table-cell>
        </table:table-row>
        <table:table-row>
          <table:table-cell table:style-name="Table5.A2" office:value-type="string">
            <text:p text:style-name="P6"/>
          </table:table-cell>
          <table:table-cell table:style-name="Table5.B2" office:value-type="string">
            <text:p text:style-name="P10"><text:bookmark text:name="result_box24"/><text:span text:style-name="T53">Las</text:span><text:span text:style-name="T63">ām</text:span><text:span text:style-name="T53"> un rakst</text:span><text:span text:style-name="T63">ām</text:span><text:span text:style-name="T53"> </text:span><text:span text:style-name="T63">plūsmā</text:span><text:span text:style-name="T53"> saskaņā ar servera protokolu.</text:span> </text:p>
          </table:table-cell>
        </table:table-row>
      </table:table>
      <text:list xml:id="list103503119453454" text:continue-numbering="true" text:style-name="L1">
        <text:list-item>
          <text:p text:style-name="P27"><text:span text:style-name="Emphasis"><text:span text:style-name="T35">Salīdzini</text:span></text:span><text:span text:style-name="Emphasis"><text:span text:style-name="T34"> aprakstus sarakst</text:span></text:span><text:span text:style-name="Emphasis"><text:span text:style-name="T35">ā</text:span></text:span><text:span text:style-name="Emphasis"><text:span text:style-name="T34"> pa kreisi, </text:span></text:span><text:span text:style-name="Emphasis"><text:span text:style-name="T35">tu</text:span></text:span><text:span text:style-name="Emphasis"><text:span text:style-name="T36">kša</text:span></text:span><text:span text:style-name="Emphasis"><text:span text:style-name="T35">jā kolonā norādot</text:span></text:span><text:span text:style-name="Emphasis"><text:span text:style-name="T34"> pareizo koncepciju no saraksta labajā pusē.</text:span>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h text:style-name="P2" text:outline-level="1"/>
          </table:table-cell>
          <table:table-cell table:style-name="Table6.B1" office:value-type="string">
            <text:p text:style-name="P13"><text:bookmark text:name="result_box25"/><text:span text:style-name="T53">Atgriež </text:span><text:span text:style-name="T63">lokālā</text:span><text:span text:style-name="T53"> </text:span><text:span text:style-name="T63">datora soketa </text:span><text:span text:style-name="T53">portu</text:span>.</text:p>
          </table:table-cell>
          <table:table-cell table:style-name="Table6.C1" office:value-type="string">
            <text:h text:style-name="P5" text:outline-level="1"><text:span text:style-name="T22">a</text:span><text:span text:style-name="T21">. </text:span>public int getLocalPort()</text:h>
          </table:table-cell>
        </table:table-row>
        <table:table-row table:style-name="Table6.2">
          <table:table-cell table:style-name="Table6.A2" office:value-type="string">
            <text:h text:style-name="P2" text:outline-level="1"/>
          </table:table-cell>
          <table:table-cell table:style-name="Table6.B2" office:value-type="string">
            <text:p text:style-name="P9"><text:bookmark text:name="result_box26"/><text:span text:style-name="T53">Atgriež </text:span><text:span text:style-name="T63">soketa </text:span><text:span text:style-name="T53">ievades plūsmu. Ievades plūsma ir savienota ar </text:span><text:span text:style-name="T63">attālinātā soketa izvades plūsmu. </text:span></text:p>
          </table:table-cell>
          <table:table-cell table:style-name="Table6.C2" office:value-type="string">
            <text:h text:style-name="P5" text:outline-level="1"><text:span text:style-name="T22">b</text:span><text:span text:style-name="T21">. </text:span>public void close() throws IOException</text:h>
          </table:table-cell>
        </table:table-row>
        <table:table-row table:style-name="Table6.3">
          <table:table-cell table:style-name="Table6.A3" office:value-type="string">
            <text:h text:style-name="P2" text:outline-level="1"/>
          </table:table-cell>
          <table:table-cell table:style-name="Table6.B3" office:value-type="string">
            <text:p text:style-name="P8"><text:bookmark text:name="result_box27"/><text:span text:style-name="T53">Aizver </text:span><text:span text:style-name="T63">soketu</text:span><text:span text:style-name="T53">, k</text:span><text:span text:style-name="T63">ā rezultātā</text:span><text:span text:style-name="T53"> š</text:span><text:span text:style-name="T63">is </text:span><text:span text:style-name="T53">Socket objekt</text:span><text:span text:style-name="T63">s</text:span><text:span text:style-name="T53"> vairs </text:span><text:span text:style-name="T63">ne</text:span><text:span text:style-name="T53">spēj savieno</text:span><text:span text:style-name="T63">ties</text:span><text:span text:style-name="T53"> atkal </text:span><text:span text:style-name="T63">ar</text:span><text:span text:style-name="T53"> jebkuru serveri.</text:span></text:p>
          </table:table-cell>
          <table:table-cell table:style-name="Table6.C3" office:value-type="string">
            <text:h text:style-name="P5" text:outline-level="1"><text:span text:style-name="T22">c</text:span><text:span text:style-name="T21">. </text:span>public InputStream getInputStream() throws IOException</text:h>
          </table:table-cell>
        </table:table-row>
      </table:table>
      <text:list xml:id="list103503070405380" text:continue-numbering="true" text:style-name="L1">
        <text:list-item>
          <text:p text:style-name="P46"><text:span text:style-name="T63">K</text:span><text:span text:style-name="T53">lase, kas nodrošina </text:span><text:span text:style-name="T63">no </text:span><text:span text:style-name="T53">sistēmas neatkarīgu </text:span><text:span text:style-name="T63">implementāciju</text:span><text:span text:style-name="T53"> servera pusē klienta / servera </text:span><text:span text:style-name="T63">soketa savienojumam</text:span><text:span text:style-name="T53">.</text:span> </text:p>
        </text:list-item>
      </text:list>
      <text:p text:style-name="P49"><text:span text:style-name="Source_20_Text"><text:span text:style-name="T25"><text:tab/>a. </text:span></text:span><text:span text:style-name="Source_20_Text"><text:span text:style-name="T24">ServerSocket</text:span></text:span></text:p>
      <text:p text:style-name="P49"><text:span text:style-name="Source_20_Text"><text:span text:style-name="T27"><text:tab/>b. </text:span></text:span><text:span text:style-name="Source_20_Text"><text:span text:style-name="T26">Socket</text:span></text:span></text:p>
      <text:p text:style-name="P49"><text:span text:style-name="Source_20_Text"><text:span text:style-name="T26"><text:tab/></text:span></text:span><text:span text:style-name="Source_20_Text"><text:span text:style-name="T27">c. </text:span></text:span><text:span text:style-name="Source_20_Text"><text:span text:style-name="T26">SocketServer<text:tab/></text:span></text:span></text:p>
      <text:p text:style-name="P49"><text:span text:style-name="Source_20_Text"><text:span text:style-name="T26"><text:tab/></text:span></text:span><text:span text:style-name="Source_20_Text"><text:span text:style-name="T27">d. </text:span></text:span><text:span text:style-name="Source_20_Text"><text:span text:style-name="T26">Server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, helvetica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" style:family="paragraph" style:parent-style-name="Caption" style:default-outline-level="1" style:list-style-name="" style:class="extra" style:master-page-name="">
      <style:paragraph-properties fo:margin-left="-0.0098in" fo:margin-right="-0.0098in" fo:margin-top="0in" fo:margin-bottom="0in" style:contextual-spacing="false" fo:text-indent="-0.0098in" style:auto-text-indent="false" style:page-number="auto" fo:background-color="transparent" style:shadow="none" style:vertical-align="middle">
        <style:tab-stops/>
        <style:background-image/>
      </style:paragraph-properties>
      <style:text-properties fo:font-style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1" style:font-family-complex="'Lohit Hindi'" style:font-family-generic-complex="system" style:font-pitch-complex="variable" style:font-size-complex="18pt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 style:contextual-spacing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2pt" style:font-size-asian="10.5pt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3-08-27T13:28:12</meta:creation-date>
    <dc:date>2015-03-25T10:35:00.874413496</dc:date>
    <meta:editing-duration>PT2H48M2S</meta:editing-duration>
    <meta:editing-cycles>10</meta:editing-cycles>
    <meta:generator>LibreOffice/4.2.7.2$Linux_x86 LibreOffice_project/420m0$Build-2</meta:generator>
    <meta:document-statistic meta:table-count="6" meta:image-count="0" meta:object-count="0" meta:page-count="3" meta:paragraph-count="79" meta:word-count="475" meta:character-count="3269" meta:non-whitespace-character-count="2808"/>
  </office:meta>
</office:document-meta>
</file>